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6fd4d" officeooo:paragraph-rsid="0026fd4d"/>
    </style:style>
    <style:style style:name="P2" style:family="paragraph" style:parent-style-name="Standard">
      <style:text-properties fo:font-weight="bold" officeooo:rsid="002a3021" officeooo:paragraph-rsid="002a3021" style:font-weight-asian="bold" style:font-weight-complex="bold"/>
    </style:style>
    <style:style style:name="P3" style:family="paragraph" style:parent-style-name="Standard">
      <style:text-properties officeooo:rsid="00272361" officeooo:paragraph-rsid="00272361"/>
    </style:style>
    <style:style style:name="P4" style:family="paragraph" style:parent-style-name="Standard">
      <style:text-properties fo:font-weight="normal" officeooo:rsid="0027dd53" officeooo:paragraph-rsid="0028ae7e" style:font-weight-asian="normal" style:font-weight-complex="normal"/>
    </style:style>
    <style:style style:name="P5" style:family="paragraph" style:parent-style-name="Standard">
      <style:text-properties fo:font-size="16pt" officeooo:rsid="001d600c" officeooo:paragraph-rsid="001d600c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7da7d8" fo:font-size="16pt" fo:font-weight="bold" officeooo:rsid="002a3021" officeooo:paragraph-rsid="002a3021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rsid="0026fd4d" officeooo:paragraph-rsid="0026fd4d" style:font-weight-asian="bold" style:font-weight-complex="bold"/>
    </style:style>
    <style:style style:name="P8" style:family="paragraph" style:parent-style-name="Standard" style:list-style-name="L2">
      <style:text-properties fo:font-weight="bold" officeooo:rsid="0026fd4d" officeooo:paragraph-rsid="0026fd4d" style:font-weight-asian="bold" style:font-weight-complex="bold"/>
    </style:style>
    <style:style style:name="P9" style:family="paragraph" style:parent-style-name="Standard" style:list-style-name="L3">
      <style:text-properties fo:font-weight="bold" officeooo:rsid="0026fd4d" officeooo:paragraph-rsid="0026fd4d" style:font-weight-asian="bold" style:font-weight-complex="bold"/>
    </style:style>
    <style:style style:name="P10" style:family="paragraph" style:parent-style-name="Standard">
      <style:text-properties fo:font-weight="normal" officeooo:rsid="0028ae7e" officeooo:paragraph-rsid="0028ae7e" style:font-weight-asian="normal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fo:font-weight="normal" officeooo:rsid="00326a19" officeooo:paragraph-rsid="00326a19" style:font-weight-asian="normal" style:font-weight-complex="normal"/>
    </style:style>
    <style:style style:name="P12" style:family="paragraph" style:parent-style-name="Standard">
      <loext:graphic-properties draw:fill="none"/>
      <style:paragraph-properties fo:background-color="transparent"/>
      <style:text-properties officeooo:paragraph-rsid="00326a19"/>
    </style:style>
    <style:style style:name="P13" style:family="paragraph" style:parent-style-name="Standard">
      <style:text-properties officeooo:rsid="001d600c" officeooo:paragraph-rsid="001f3ed2"/>
    </style:style>
    <style:style style:name="P14" style:family="paragraph" style:parent-style-name="Standard">
      <style:text-properties style:text-underline-style="solid" style:text-underline-width="auto" style:text-underline-color="font-color" officeooo:rsid="00272361" officeooo:paragraph-rsid="00272361"/>
    </style:style>
    <style:style style:name="P15" style:family="paragraph" style:parent-style-name="Standard" style:list-style-name="L4" style:master-page-name="">
      <loext:graphic-properties draw:fill="none"/>
      <style:paragraph-properties style:page-number="auto" fo:background-color="transparent"/>
      <style:text-properties officeooo:paragraph-rsid="00326a19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officeooo:rsid="0026fd4d" officeooo:paragraph-rsid="0026fd4d"/>
    </style:style>
    <style:style style:name="P17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officeooo:rsid="0026fd4d" officeooo:paragraph-rsid="0026fd4d"/>
    </style:style>
    <style:style style:name="P18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officeooo:rsid="0026fd4d" officeooo:paragraph-rsid="00326a19"/>
    </style:style>
    <style:style style:name="P19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fo:font-weight="bold" officeooo:rsid="00272361" officeooo:paragraph-rsid="00272361" style:font-weight-asian="bold" style:font-weight-complex="bold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fo:font-weight="bold" officeooo:rsid="002a3021" officeooo:paragraph-rsid="00326a1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-0.6cm" style:auto-text-indent="false" fo:background-color="transparent"/>
      <style:text-properties fo:font-weight="bold" officeooo:rsid="002a3021" officeooo:paragraph-rsid="00326a19" style:font-weight-asian="bold" style:font-weight-complex="bold"/>
    </style:style>
    <style:style style:name="P22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fo:font-weight="bold" officeooo:rsid="002c5cb9" officeooo:paragraph-rsid="002a3021" style:font-weight-asian="bold" style:font-weight-complex="bold"/>
    </style:style>
    <style:style style:name="P23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officeooo:rsid="00272361" officeooo:paragraph-rsid="00272361"/>
    </style:style>
    <style:style style:name="P24" style:family="paragraph" style:parent-style-name="Standard" style:list-style-name="L1">
      <loext:graphic-properties draw:fill="none"/>
      <style:paragraph-properties fo:margin-left="0cm" fo:margin-right="0cm" fo:text-indent="-0.6cm" style:auto-text-indent="false" fo:background-color="transparent"/>
      <style:text-properties officeooo:rsid="00272361" officeooo:paragraph-rsid="00326a19"/>
    </style:style>
    <style:style style:name="P25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26a19"/>
    </style:style>
    <style:style style:name="P26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26a19"/>
    </style:style>
    <style:style style:name="P27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26a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d4d" style:font-weight-asian="bold" style:font-weight-complex="bold"/>
    </style:style>
    <style:style style:name="T3" style:family="text">
      <style:text-properties fo:font-weight="bold" officeooo:rsid="002a3021" style:font-weight-asian="bold" style:font-weight-complex="bold"/>
    </style:style>
    <style:style style:name="T4" style:family="text">
      <style:text-properties fo:font-weight="bold" officeooo:rsid="00272361" style:font-weight-asian="bold" style:font-weight-complex="bold"/>
    </style:style>
    <style:style style:name="T5" style:family="text">
      <style:text-properties fo:font-weight="bold" officeooo:rsid="00326a19" style:font-weight-asian="bold" style:font-weight-complex="bold"/>
    </style:style>
    <style:style style:name="T6" style:family="text">
      <style:text-properties officeooo:rsid="00272361"/>
    </style:style>
    <style:style style:name="T7" style:family="text">
      <style:text-properties officeooo:rsid="0028ae7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8384" style:font-weight-asian="normal" style:font-weight-complex="normal"/>
    </style:style>
    <style:style style:name="T10" style:family="text">
      <style:text-properties fo:font-weight="normal" officeooo:rsid="002c5cb9" style:font-weight-asian="normal" style:font-weight-complex="normal"/>
    </style:style>
    <style:style style:name="T11" style:family="text">
      <style:text-properties fo:font-weight="normal" officeooo:rsid="00326a19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2c5cb9"/>
    </style:style>
    <style:style style:name="T13" style:family="text">
      <style:text-properties officeooo:rsid="002c5cb9"/>
    </style:style>
    <style:style style:name="T14" style:family="text">
      <style:text-properties officeooo:rsid="002ea9a1"/>
    </style:style>
    <style:style style:name="T15" style:family="text">
      <style:text-properties officeooo:rsid="00326a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ACLARACIONES</text:p>
      <text:p text:style-name="P2"/>
      <text:p text:style-name="P7"/>
      <text:list xml:id="list3429154824" text:style-name="L1">
        <text:list-header>
          <text:p text:style-name="P16"><text:span text:style-name="T1">USUARIOS:</text:span> <text:span text:style-name="T15">C</text:span>ada usuario puede contar con uno o varios roles excepto con el rol SATURNO (nombre provisional).</text:p>
          <text:p text:style-name="P17"/>
        </text:list-header>
        <text:list-item>
          <text:p text:style-name="P25"><text:span text:style-name="T2">USUARIO STANDARD</text:span></text:p>
          <text:p text:style-name="P18"><text:span text:style-name="T1"/></text:p>
          <text:p text:style-name="P18"><text:span text:style-name="T6">Puede generar SMC PETICIÓN Y SMC EVIDENCIA</text:span></text:p>
          <text:p text:style-name="P19"/>
        </text:list-item>
        <text:list-item>
          <text:p text:style-name="P25"><text:span text:style-name="T4">USUARIO RED</text:span></text:p>
          <text:p text:style-name="P24"><text:span text:style-name="T1"/></text:p>
          <text:p text:style-name="P24"><text:span text:style-name="T15">P</text:span>uede generar SMC <text:span text:style-name="T14">PETICIÓN</text:span>, SMC <text:span text:style-name="T14">EVIDENCIA</text:span> y SMC SEÑAL, este último contrato sirve para enviar una señal al resto de usuarios en red, <text:s/>en el caso de que el resto de usuarios estén escuchando se activará su cámara y se generará automáticamente SMC EVIDENCIA transcurrido el tiempo <text:span text:style-name="T14">del vídeo</text:span> <text:span text:style-name="T7">para cada usuario en red.</text:span></text:p>
          <text:p text:style-name="P23"/>
        </text:list-item>
        <text:list-item>
          <text:p text:style-name="P25"><text:span text:style-name="T3">USUARIO DIRECTOR </text:span></text:p>
        </text:list-item>
      </text:list>
      <text:p text:style-name="P21"/>
      <text:list xml:id="list111653223488049" text:continue-numbering="true" text:style-name="L1">
        <text:list-header>
          <text:p text:style-name="P20"><text:span text:style-name="T11">G</text:span><text:span text:style-name="T8">enera SMC ORDEN, este </text:span><text:span text:style-name="T9">usuario puede generar </text:span><text:span text:style-name="T10">ó</text:span><text:span text:style-name="T9">rdenes que llegarán a la aplicación de cada subusuario para que </text:span><text:span text:style-name="T11">creen</text:span><text:span text:style-name="T9"> archivos antes de la fecha establecida y con la lista indicada.</text:span></text:p>
          <text:p text:style-name="P22"/>
        </text:list-header>
      </text:list>
      <text:p text:style-name="P14"/>
      <text:p text:style-name="P3"/>
      <text:p text:style-name="P7"/>
      <text:p text:style-name="P7"/>
      <text:list xml:id="list885525650" text:style-name="L2">
        <text:list-item>
          <text:p text:style-name="P8">SMC USUARIO</text:p>
        </text:list-item>
      </text:list>
      <text:p text:style-name="P1"/>
      <text:p text:style-name="P1">Solo puede ser generado por SATURNO, sirve para definir que tipos de SMC puede generar cada usuario, proveerle de una identif<text:span text:style-name="T15">ic</text:span>ación única y asignarle tanto usuarios en red como subusuarios <text:span text:style-name="T13">en el caso de que el rol lo requiera</text:span>. <text:span text:style-name="T13">No se si sería correcto y eficiente que cada vez que un usuario pida generar un contrato se comprueben los </text:span><text:span text:style-name="T12">permisos</text:span><text:span text:style-name="T13">/rol en SMC USUARIO.</text:span></text:p>
      <text:p text:style-name="P1"/>
      <text:list xml:id="list989092318" text:style-name="L3">
        <text:list-item>
          <text:p text:style-name="P9">SMC LISTA</text:p>
        </text:list-item>
      </text:list>
      <text:p text:style-name="P7"/>
      <text:p text:style-name="P4">Las acciones incluidas en cada restricción van concatenadas sin dejar espacios en tiempo entre ellas, <text:span text:style-name="T7">se puede seleccionar de que tipo <text:s/>o tipos van a ser las acciones de este grupo de acciones. </text:span></text:p>
      <text:p text:style-name="P4"/>
      <text:p text:style-name="P10">Para generar cada lista se necesitará por parte del backend validación para dar el OK: Por ejemplo que no se pueda superar el máximo de acciones permitidas en cada restricción, que todos los campos NOT NULL estén completos, etc.</text:p>
      <text:p text:style-name="P10"/>
      <text:list xml:id="list2403250084" text:style-name="L4">
        <text:list-item>
          <text:p text:style-name="P15"><text:span text:style-name="T5">SMC PETICIÓN</text:span></text:p>
        </text:list-item>
      </text:list>
      <text:p text:style-name="P12"><text:span text:style-name="T5"/></text:p>
      <text:p text:style-name="P11">Para obtener la lista de acciones, se genera el primer número aleatorio para generar el esqueleto en tiempo de acciones, teniendo en cuenta las restricciones.</text:p>
      <text:p text:style-name="P11"/>
      <text:p text:style-name="P11">El segundo número aleatorio sirve para obtener las pruebas específicas</text:p>
      <text:p text:style-name="P4"/>
      <text:p text:style-name="P4"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09:29:43.262437909</meta:creation-date>
    <dc:date>2019-09-14T11:16:51.113661899</dc:date>
    <meta:editing-duration>PT1H3M5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07" meta:character-count="1760" meta:non-whitespace-character-count="1480"/>
  </office:meta>
</office:document-meta>
</file>